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15-07-27" calcext:value-type="date">
            <text:p>27/07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15-08-10" calcext:value-type="date">
            <text:p>10/08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6.4" calcext:value-type="currency">
            <text:p>R$ 6,40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Compra de domínio (Registro.br)</text:p>
          </table:table-cell>
          <table:table-cell table:style-name="ce9" office:value-type="currency" office:currency="BRL" office:value="30" calcext:value-type="currency">
            <text:p>R$ 30,00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13.83" calcext:value-type="currency">
            <text:p>R$ 13,83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15-08-27" calcext:value-type="date">
            <text:p>27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15-08-03" calcext:value-type="date">
            <text:p>03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5.1" calcext:value-type="currency">
            <text:p>R$ 5,10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15-08-17" calcext:value-type="date">
            <text:p>17/08/2015</text:p>
          </table:table-cell>
          <table:table-cell table:style-name="ce8" office:value-type="string" calcext:value-type="string">
            <text:p>Impressão da discussão de resultados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98" calcext:value-type="currency">
            <text:p>R$ 42,98</text:p>
          </table:table-cell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15-08-28" calcext:value-type="date">
            <text:p>28/08/2015</text:p>
          </table:table-cell>
          <table:table-cell table:style-name="ce8" office:value-type="string" calcext:value-type="string">
            <text:p>Impressão do documento para Pré-banca</text:p>
          </table:table-cell>
          <table:table-cell table:style-name="ce9" office:value-type="currency" office:currency="BRL" office:value="88.8" calcext:value-type="currency">
            <text:p>R$ 88,80</text:p>
          </table:table-cell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15-08-24" calcext:value-type="date">
            <text:p>24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3.31" calcext:value-type="currency">
            <text:p>R$ 43,31</text:p>
          </table:table-cell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15-11-03" calcext:value-type="date">
            <text:p>03/11/2015</text:p>
          </table:table-cell>
          <table:table-cell table:style-name="ce8" office:value-type="string" calcext:value-type="string">
            <text:p>Impressão banca final</text:p>
          </table:table-cell>
          <table:table-cell table:style-name="ce9" office:value-type="currency" office:currency="BRL" office:value="5.95" calcext:value-type="currency">
            <text:p>R$ 5,95</text:p>
          </table:table-cell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15-11-05" calcext:value-type="date">
            <text:p>05/11/2015</text:p>
          </table:table-cell>
          <table:table-cell table:style-name="ce8" office:value-type="string" calcext:value-type="string">
            <text:p>Revisão ortográfica língua portuguesa </text:p>
          </table:table-cell>
          <table:table-cell table:style-name="ce9" office:value-type="currency" office:currency="BRL" office:value="100" calcext:value-type="currency">
            <text:p>R$ 100,00</text:p>
          </table:table-cell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15-11-25" calcext:value-type="date">
            <text:p>25/11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66" calcext:value-type="currency">
            <text:p>R$ 42,66</text:p>
          </table:table-cell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15-11-09" calcext:value-type="date">
            <text:p>09/11/2015</text:p>
          </table:table-cell>
          <table:table-cell table:style-name="ce8" office:value-type="string" calcext:value-type="string">
            <text:p>Impressão banca final</text:p>
          </table:table-cell>
          <table:table-cell table:style-name="ce9" office:value-type="currency" office:currency="BRL" office:value="96" calcext:value-type="currency">
            <text:p>R$ 96,00</text:p>
          </table:table-cell>
        </table:table-row>
        <table:table-row table:style-name="ro4" table:number-rows-repeated="2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table:formula="of:=SUM([.D4:.D27])" office:value-type="currency" office:currency="BRL" office:value="571.94" calcext:value-type="currency">
            <text:p>R$ 571,9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4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0:36:51.1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7.2$Windows_x86 LibreOffice_project/8a35821d8636a03b8bf4e15b48f59794652c68ba</meta:generator>
    <dc:date>2015-11-14T10:39:11.259000000</dc:date>
    <meta:editing-duration>PT3H21M59S</meta:editing-duration>
    <meta:editing-cycles>50</meta:editing-cycles>
    <dc:creator>Felipe Rodrigues</dc:creator>
    <meta:document-statistic meta:table-count="1" meta:cell-count="95" meta:object-count="0"/>
  </office:meta>
</office:document-meta>
</file>